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4c4c4c" draw:marker-start-width="0.35cm" draw:marker-end-width="0.35cm" draw:fill="gradient" draw:fill-gradient-name="Gradient_20_4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b3b300" draw:marker-start-width="0.35cm" draw:marker-end-width="0.35cm" draw:fill="gradient" draw:fill-gradient-name="Yellowish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b3b300" draw:marker-start-width="0.35cm" draw:marker-end-width="0.35cm" draw:fill="gradient" draw:fill-gradient-name="Soft_20_Yellow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99" draw:marker-start-width="0.35cm" draw:marker-end-width="0.35cm" draw:fill="gradient" draw:fill-gradient-name="Soft_20_Sun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33a3a3" draw:marker-start-width="0.35cm" draw:marker-end-width="0.35cm" draw:fill="gradient" draw:fill-gradient-name="Soft_20_blu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layout" svg:width="30cm" svg:height="11.5cm" svg:x="0.2cm" svg:y="0.2cm">
            <text:p text:style-name="P3"/>
            <draw:enhanced-geometry svg:viewBox="0 0 21600 21600" draw:path-stretchpoint-x="10800" draw:path-stretchpoint-y="10800" draw:text-areas="?f3 ?f4 ?f5 ?f6" draw:type="round-rectangle" draw:modifiers="839.5096078601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0.5cm" svg:height="2cm" svg:x="9.2cm" svg:y="6.2cm">
            <text:p text:style-name="P2">Protocols model librar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10cm" svg:height="2cm" svg:x="1.2cm" svg:y="3.7cm">
            <text:p text:style-name="P2">Operators librar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10.5cm" svg:height="2cm" svg:x="9.2cm" svg:y="8.7cm">
            <text:p text:style-name="P2">AntLR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5cm" svg:height="4.5cm" svg:x="1.2cm" svg:y="6.2cm">
            <text:p text:style-name="P2">UPPAAL</text:p>
            <draw:enhanced-geometry svg:viewBox="0 0 21600 21600" draw:path-stretchpoint-x="10800" draw:path-stretchpoint-y="10800" draw:text-areas="?f3 ?f4 ?f5 ?f6" draw:type="round-rectangle" draw:modifiers="2140.87403598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9cm" svg:height="4.5cm" svg:x="20.2cm" svg:y="6.2cm">
            <text:p text:style-name="P2">Eclipse platform</text:p>
            <draw:enhanced-geometry svg:viewBox="0 0 21600 21600" draw:path-stretchpoint-x="10800" draw:path-stretchpoint-y="10800" draw:text-areas="?f3 ?f4 ?f5 ?f6" draw:type="round-rectangle" draw:modifiers="1502.066207509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9cm" svg:height="2cm" svg:x="20.2cm" svg:y="3.7cm">
            <text:p text:style-name="P2">Graphical Editing Framework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28cm" svg:height="2cm" svg:x="1.2cm" svg:y="1.2cm">
            <text:p text:style-name="P2">Eclipse plug-ins: editor, analysis, operators, protocol extractor, help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8cm" svg:height="2cm" svg:x="11.7cm" svg:y="3.7cm">
            <text:p text:style-name="P2">Protocol extraction librar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5cm" svg:height="4.5cm" svg:x="5.2cm" svg:y="6.2cm">
            <text:p text:style-name="P2">Groovy</text:p>
            <draw:enhanced-geometry svg:viewBox="0 0 21600 21600" draw:path-stretchpoint-x="10800" draw:path-stretchpoint-y="10800" draw:text-areas="?f3 ?f4 ?f5 ?f6" draw:type="round-rectangle" draw:modifiers="2140.874035989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" draw:text-style-name="P2" draw:layer="layout" svg:width="8cm" svg:height="1.5cm" svg:x="22.2cm" svg:y="13.7cm">
            <text:p text:style-name="P2">Development environm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8cm" svg:height="1.5cm" svg:x="22.2cm" svg:y="15.7cm">
            <text:p text:style-name="P2">ServiceMosaic compon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8cm" svg:height="1.5cm" svg:x="22.2cm" svg:y="17.7cm">
            <text:p text:style-name="P2">Third-part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4" draw:layer="layout" svg:width="3.017cm" svg:height="1.055cm" svg:x="21.983cm" svg:y="12.545cm">
            <draw:text-box>
              <text:p text:style-name="P3"><text:span text:style-name="T1">Legen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46" draw:display-name="Gradient 46" draw:style="radial" draw:cx="50%" draw:cy="50%" draw:start-color="#c0c0c0" draw:end-color="#ffffff" draw:start-intensity="100%" draw:end-intensity="100%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oft_20_Sun" draw:display-name="Soft Sun" draw:style="linear" draw:start-color="#ffffff" draw:end-color="#ccccff" draw:start-intensity="100%" draw:end-intensity="100%" draw:angle="0" draw:border="0%"/>
    <draw:gradient draw:name="Soft_20_Yellow" draw:display-name="Soft Yellow" draw:style="linear" draw:start-color="#ffffff" draw:end-color="#ffff99" draw:start-intensity="100%" draw:end-intensity="100%" draw:angle="0" draw:border="0%"/>
    <draw:gradient draw:name="Soft_20_blue" draw:display-name="Soft blue" draw:style="linear" draw:start-color="#ffffff" draw:end-color="#99ccff" draw:start-intensity="100%" draw:end-intensity="100%" draw:angle="0" draw:border="0%"/>
    <draw:gradient draw:name="Soft_20_orange" draw:display-name="Soft orange" draw:style="linear" draw:start-color="#ffffff" draw:end-color="#ffcc99" draw:start-intensity="100%" draw:end-intensity="100%" draw:angle="0" draw:border="0%"/>
    <draw:gradient draw:name="Yellowish" draw:style="linear" draw:start-color="#ffffff" draw:end-color="#ffff6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fr" style:country-asian="FR" style:font-family-complex="'DejaVu Sans'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3cm" fo:page-height="19.3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7-02-12T09:55:28</meta:creation-date>
    <dc:creator>Julien Ponge</dc:creator>
    <dc:date>2008-04-14T11:37:31</dc:date>
    <dc:language>fr-FR</dc:language>
    <meta:editing-cycles>9</meta:editing-cycles>
    <meta:editing-duration>PT1H12M31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